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Configurations2/accelerator/current.xml" manifest:media-type="application/octet-stream"/>
  <manifest:file-entry manifest:full-path="Object 1/Configurations2/" manifest:media-type="application/vnd.sun.xml.ui.configuration"/>
  <manifest:file-entry manifest:full-path="Object 1/settings.xml" manifest:media-type="text/xml"/>
  <manifest:file-entry manifest:full-path="Object 1/"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Configurations2/" manifest:media-type="application/vnd.sun.xml.ui.configuration"/>
  <manifest:file-entry manifest:full-path="Object 2/Object 1/Configurations2/" manifest:media-type="application/vnd.sun.xml.ui.configuration"/>
  <manifest:file-entry manifest:full-path="Object 2/Object 1/settings.xml" manifest:media-type="text/xml"/>
  <manifest:file-entry manifest:full-path="Object 2/Object 1/content.xml" manifest:media-type="text/xml"/>
  <manifest:file-entry manifest:full-path="Object 2/Object 1/" manifest:version="1.2" manifest:media-type="application/vnd.oasis.opendocument.formula"/>
  <manifest:file-entry manifest:full-path="Object 2/ObjectReplacements/Object 1" manifest:media-type=""/>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8.073cm" fo:margin-left="-0.159cm" table:align="left"/>
    </style:style>
    <style:style style:name="Tableau1.A" style:family="table-column">
      <style:table-column-properties style:column-width="8.999cm"/>
    </style:style>
    <style:style style:name="Tableau1.B" style:family="table-column">
      <style:table-column-properties style:column-width="9.073cm"/>
    </style:style>
    <style:style style:name="Tableau1.1" style:family="table-row">
      <style:table-row-properties style:min-row-height="4.207cm" style:use-optimal-row-height="false"/>
    </style:style>
    <style:style style:name="Tableau1.A1" style:family="table-cell">
      <style:table-cell-properties fo:padding-left="0.123cm" fo:padding-right="0.123cm" fo:padding-top="0cm" fo:padding-bottom="0cm" fo:border-left="1pt solid #000001" fo:border-right="none" fo:border-top="1pt solid #000001" fo:border-bottom="1pt solid #000001" style:writing-mode="lr-tb"/>
    </style:style>
    <style:style style:name="Tableau1.B1" style:family="table-cell">
      <style:table-cell-properties fo:padding-left="0.123cm" fo:padding-right="0.123cm" fo:padding-top="0cm" fo:padding-bottom="0cm" fo:border="1pt solid #000001" style:writing-mode="lr-tb"/>
    </style:style>
    <style:style style:name="P1" style:family="paragraph" style:parent-style-name="Header">
      <style:paragraph-properties>
        <style:tab-stops>
          <style:tab-stop style:position="8.001cm" style:type="center"/>
          <style:tab-stop style:position="17.992cm" style:type="right"/>
        </style:tab-stops>
      </style:paragraph-properties>
      <style:text-properties fo:font-size="9pt" style:font-size-asian="9pt" style:font-size-complex="9pt"/>
    </style:style>
    <style:style style:name="P2" style:family="paragraph" style:parent-style-name="Footer">
      <style:text-properties style:font-name="Verdana" fo:font-size="8pt" style:font-size-asian="8pt" style:font-size-complex="8pt"/>
    </style:style>
    <style:style style:name="P3" style:family="paragraph" style:parent-style-name="Standard">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4" style:family="paragraph" style:parent-style-name="Standard">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9pt"/>
    </style:style>
    <style:style style:name="P5" style:family="paragraph" style:parent-style-name="Standard">
      <style:paragraph-properties>
        <style:tab-stops>
          <style:tab-stop style:position="17.999cm" style:type="right"/>
        </style:tab-stops>
      </style:paragraph-properties>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6" style:family="paragraph" style:parent-style-name="Standard">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7" style:family="paragraph" style:parent-style-name="Standard">
      <style:text-properties fo:color="#000000" style:font-name="Verdana" fo:font-size="2pt" style:text-underline-style="solid" style:text-underline-width="auto" style:text-underline-color="font-color" fo:font-weight="bold" style:text-underline-mode="continuous" style:text-overline-mode="continuous" style:text-line-through-mode="continuous" style:font-size-asian="2pt" style:font-weight-asian="bold" style:font-size-complex="2pt"/>
    </style:style>
    <style:style style:name="P8" style:family="paragraph" style:parent-style-name="Standard">
      <style:paragraph-properties>
        <style:tab-stops>
          <style:tab-stop style:position="17.999cm" style:type="right"/>
        </style:tab-stops>
      </style:paragraph-properties>
      <style:text-properties fo:color="#000000" style:font-name="Verdana" fo:font-size="8pt" style:text-underline-style="solid" style:text-underline-width="auto" style:text-underline-color="font-color" fo:font-weight="bold" style:text-underline-mode="continuous" style:text-overline-mode="continuous" style:text-line-through-mode="continuous" style:font-size-asian="7pt" style:font-weight-asian="bold" style:font-size-complex="8pt"/>
    </style:style>
    <style:style style:name="P9" style:family="paragraph" style:parent-style-name="Standard">
      <style:text-properties fo:color="#000000" style:font-name="Verdana" fo:font-size="4pt" style:text-underline-style="solid" style:text-underline-width="auto" style:text-underline-color="font-color" fo:font-weight="bold" style:text-underline-mode="continuous" style:text-overline-mode="continuous" style:text-line-through-mode="continuous" style:font-size-asian="3.5pt" style:font-weight-asian="bold" style:font-size-complex="4pt"/>
    </style:style>
    <style:style style:name="P10" style:family="paragraph" style:parent-style-name="Standard">
      <style:paragraph-properties>
        <style:tab-stops>
          <style:tab-stop style:position="1cm"/>
        </style:tab-stops>
      </style:paragraph-properties>
      <style:text-properties fo:font-size="6pt" style:font-size-asian="6pt" style:font-size-complex="6pt"/>
    </style:style>
    <style:style style:name="P11" style:family="paragraph" style:parent-style-name="Standard">
      <style:text-properties fo:font-size="9pt" style:font-size-asian="9pt" style:font-size-complex="9pt"/>
    </style:style>
    <style:style style:name="P12" style:family="paragraph" style:parent-style-name="Standard">
      <style:text-properties fo:font-size="2pt" style:font-size-asian="2pt" style:font-size-complex="2pt"/>
    </style:style>
    <style:style style:name="P13" style:family="paragraph" style:parent-style-name="Standard">
      <style:text-properties fo:color="#ff0000" style:font-name="Verdana" fo:font-size="10pt" fo:font-style="italic" fo:font-weight="bold" style:font-size-asian="10pt" style:font-style-asian="italic" style:font-weight-asian="bold"/>
    </style:style>
    <style:style style:name="P14" style:family="paragraph" style:parent-style-name="Standard">
      <style:paragraph-properties fo:text-align="end" style:justify-single-word="false"/>
    </style:style>
    <style:style style:name="P15" style:family="paragraph" style:parent-style-name="Standard">
      <style:paragraph-properties>
        <style:tab-stops>
          <style:tab-stop style:position="17.999cm" style:type="right"/>
        </style:tab-stops>
      </style:paragraph-properties>
    </style:style>
    <style:style style:name="P16" style:family="paragraph" style:parent-style-name="Standard">
      <style:paragraph-properties>
        <style:tab-stops>
          <style:tab-stop style:position="1cm"/>
        </style:tab-stops>
      </style:paragraph-properties>
      <style:text-properties fo:font-size="10pt" style:font-size-asian="10pt" style:font-size-complex="10pt"/>
    </style:style>
    <style:style style:name="P17" style:family="paragraph" style:parent-style-name="Standard">
      <style:paragraph-properties>
        <style:tab-stops>
          <style:tab-stop style:position="1.251cm"/>
        </style:tab-stops>
      </style:paragraph-properties>
      <style:text-properties fo:font-size="10pt" style:font-size-asian="10pt" style:font-size-complex="10pt"/>
    </style:style>
    <style:style style:name="P18" style:family="paragraph" style:parent-style-name="Standard">
      <style:paragraph-properties>
        <style:tab-stops>
          <style:tab-stop style:position="1.085cm"/>
        </style:tab-stops>
      </style:paragraph-properties>
      <style:text-properties fo:font-size="10pt" style:font-size-asian="10pt" style:font-size-complex="10pt"/>
    </style:style>
    <style:style style:name="P19" style:family="paragraph" style:parent-style-name="Standard">
      <style:paragraph-properties>
        <style:tab-stops>
          <style:tab-stop style:position="1.251cm"/>
        </style:tab-stops>
      </style:paragraph-properties>
      <style:text-properties fo:font-size="10pt" fo:font-style="italic" fo:font-weight="bold" style:font-size-asian="10pt" style:font-style-asian="italic" style:font-weight-asian="bold" style:font-size-complex="10pt"/>
    </style:style>
    <style:style style:name="P20" style:family="paragraph" style:parent-style-name="Standard">
      <style:paragraph-properties fo:text-align="center" style:justify-single-word="false"/>
    </style:style>
    <style:style style:name="P21" style:family="paragraph" style:parent-style-name="Standard">
      <style:paragraph-properties fo:margin-left="0.501cm" fo:margin-right="0cm" fo:text-indent="0cm" style:auto-text-indent="false">
        <style:tab-stops>
          <style:tab-stop style:position="1.251cm"/>
        </style:tab-stops>
      </style:paragraph-properties>
      <style:text-properties fo:font-size="8pt" style:font-size-asian="7pt" style:font-size-complex="8pt"/>
    </style:style>
    <style:style style:name="P22" style:family="paragraph" style:parent-style-name="Standard">
      <loext:graphic-properties draw:fill="none"/>
      <style:paragraph-properties fo:margin-left="0.499cm" fo:margin-right="0cm" fo:orphans="2" fo:widows="2" fo:hyphenation-ladder-count="no-limit" fo:text-indent="0cm" style:auto-text-indent="false" fo:background-color="transparent"/>
      <style:text-properties officeooo:paragraph-rsid="00198da8" fo:hyphenate="false"/>
    </style:style>
    <style:style style:name="P23" style:family="paragraph" style:parent-style-name="Standard" style:master-page-name="">
      <loext:graphic-properties draw:fill="none"/>
      <style:paragraph-properties fo:margin-left="0.499cm" fo:margin-right="0cm" fo:orphans="2" fo:widows="2" fo:hyphenation-ladder-count="no-limit" fo:text-indent="0cm" style:auto-text-indent="false" style:page-number="auto" fo:background-color="transparent"/>
      <style:text-properties fo:hyphenate="false"/>
    </style:style>
    <style:style style:name="P24" style:family="paragraph" style:parent-style-name="Corps_20_de_20_texte_20_21">
      <style:text-properties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Corps_20_de_20_texte_20_21">
      <style:text-properties fo:font-size="6pt" fo:font-style="italic" fo:font-weight="bold" style:font-size-asian="5.25pt" style:font-style-asian="italic" style:font-weight-asian="bold" style:font-size-complex="6pt" style:font-style-complex="italic" style:font-weight-complex="bold"/>
    </style:style>
    <style:style style:name="P26" style:family="paragraph" style:parent-style-name="Standard" style:list-style-name="L1"/>
    <style:style style:name="P27" style:family="paragraph" style:parent-style-name="Standard" style:list-style-name="L1">
      <style:text-properties officeooo:paragraph-rsid="001b4839"/>
    </style:style>
    <style:style style:name="P28" style:family="paragraph" style:parent-style-name="Standard" style:list-style-name="L1">
      <style:text-properties fo:font-size="10pt" style:font-size-asian="10pt" style:font-size-complex="10pt"/>
    </style:style>
    <style:style style:name="P29" style:family="paragraph" style:parent-style-name="Heading_20_6">
      <style:paragraph-properties fo:text-align="end" style:justify-single-word="false"/>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style>
    <style:style style:name="P30" style:family="paragraph" style:parent-style-name="Heading_20_6">
      <style:paragraph-properties fo:text-align="start" style:justify-single-word="false"/>
      <style:text-properties fo:font-size="9pt" style:font-size-asian="9pt" style:font-size-complex="9pt"/>
    </style:style>
    <style:style style:name="P31" style:family="paragraph" style:parent-style-name="Heading_20_6">
      <style:paragraph-properties fo:text-align="start" style:justify-single-word="false"/>
    </style:style>
    <style:style style:name="P32" style:family="paragraph" style:parent-style-name="Heading_20_6">
      <style:paragraph-properties fo:text-align="start" style:justify-single-word="false"/>
      <style:text-properties fo:font-size="13pt" style:font-size-asian="13pt" style:font-size-complex="13pt"/>
    </style:style>
    <style:style style:name="T1" style:family="text">
      <style:text-properties officeooo:rsid="001b4839"/>
    </style:style>
    <style:style style:name="T2" style:family="text">
      <style:text-properties fo:font-size="9pt" fo:font-weight="bold" style:font-size-asian="9pt" style:font-weight-asian="bold" style:font-size-complex="9pt"/>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style>
    <style:style style:name="T6" style:family="text">
      <style:text-properties fo:color="#000000" style:font-name="Verdana" fo:font-size="10pt" fo:font-weight="bold" style:font-size-asian="10pt" style:font-weight-asian="bold" style:font-size-complex="9pt"/>
    </style:style>
    <style:style style:name="T7" style:family="text">
      <style:text-properties fo:color="#000000" style:font-name="Verdana" fo:font-size="10pt" fo:font-weight="bold" officeooo:rsid="00170a62" style:font-size-asian="10pt" style:font-weight-asian="bold" style:font-size-complex="9pt"/>
    </style:style>
    <style:style style:name="T8" style:family="text">
      <style:text-properties fo:color="#000000" style:font-name="Verdana" fo:font-size="10pt" fo:font-weight="bold" officeooo:rsid="00185c5b" style:font-size-asian="10pt" style:font-weight-asian="bold" style:font-size-complex="9pt"/>
    </style:style>
    <style:style style:name="T9" style:family="text">
      <style:text-properties fo:color="#000000" style:font-name="Verdana" fo:font-size="10pt" fo:font-weight="bold" officeooo:rsid="00207ebe" style:font-size-asian="10pt" style:font-weight-asian="bold" style:font-size-complex="9pt"/>
    </style:style>
    <style:style style:name="T10" style:family="text">
      <style:text-properties fo:color="#000000" style:font-name="Verdana" fo:font-size="10pt" fo:font-weight="bold" officeooo:rsid="0020ee5a" style:font-size-asian="10pt" style:font-weight-asian="bold" style:font-size-complex="9pt"/>
    </style:style>
    <style:style style:name="T11" style:family="text">
      <style:text-properties officeooo:rsid="00185c5b"/>
    </style:style>
    <style:style style:name="T12" style:family="text">
      <style:text-properties fo:font-size="10pt" style:font-size-asian="10pt" style:font-size-complex="10pt"/>
    </style:style>
    <style:style style:name="T13" style:family="text">
      <style:text-properties fo:font-size="10pt" officeooo:rsid="00185c5b" style:font-size-asian="10pt" style:font-size-complex="10pt"/>
    </style:style>
    <style:style style:name="T14" style:family="text">
      <style:text-properties fo:font-size="10pt" officeooo:rsid="00229b67" style:font-size-asian="10pt" style:font-size-complex="10pt"/>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fo:font-size="10pt" fo:font-style="italic" fo:font-weight="bold" officeooo:rsid="00185c5b" style:font-size-asian="10pt" style:font-style-asian="italic" style:font-weight-asian="bold" style:font-size-complex="10pt" style:font-style-complex="italic" style:font-weight-complex="bold"/>
    </style:style>
    <style:style style:name="T17" style:family="text">
      <style:text-properties style:text-underline-style="none"/>
    </style:style>
    <style:style style:name="T18" style:family="text">
      <style:text-properties fo:color="#c9211e" style:font-name="Verdana" fo:font-size="10pt" fo:font-weight="bold" officeooo:rsid="00170a62" style:font-size-asian="10pt" style:font-weight-asian="bold" style:font-size-complex="9pt"/>
    </style:style>
    <style:style style:name="T19" style:family="text">
      <style:text-properties fo:color="#c9211e" style:font-name="Verdana" fo:font-size="10pt" fo:font-weight="bold" officeooo:rsid="00198da8" style:font-size-asian="10pt" style:font-weight-asian="bold" style:font-size-complex="9pt"/>
    </style:style>
    <style:style style:name="T20" style:family="text">
      <style:text-properties fo:color="#c9211e" fo:font-size="10pt" style:font-size-asian="10pt" style:font-size-complex="10pt"/>
    </style:style>
    <style:style style:name="T21" style:family="text">
      <style:text-properties fo:color="#c9211e" fo:font-size="10pt" fo:font-weight="bold" style:font-size-asian="10pt" style:font-weight-asian="bold" style:font-size-complex="10pt"/>
    </style:style>
    <style:style style:name="T22" style:family="text">
      <style:text-properties style:font-name="Verdana" fo:font-size="12pt" fo:font-weight="bold" style:font-size-asian="12pt" style:font-weight-asian="bold" style:font-size-complex="12pt" style:font-weight-complex="bold"/>
    </style:style>
    <style:style style:name="T23" style:family="text">
      <style:text-properties style:font-name="Verdana" fo:font-size="12pt" fo:font-weight="bold" officeooo:rsid="0015b63d" style:font-size-asian="12pt" style:font-weight-asian="bold" style:font-size-complex="12pt" style:font-weight-complex="bold"/>
    </style:style>
    <style:style style:name="T24" style:family="text">
      <style:text-properties officeooo:rsid="00229b67"/>
    </style:style>
    <style:style style:name="fr1" style:family="graphic" style:parent-style-name="Graphics">
      <style:graphic-properties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2">AMAP Tomme </text:span><text:span text:style-name="T23">au lait de v</text:span><text:span text:style-name="T22">ache BIO – 2019/2020</text:span></text:p>
      <text:p text:style-name="Standard"/>
      <text:p text:style-name="P3">Contenu du contrat :</text:p>
      <text:list xml:id="list2300111192" text:style-name="L1">
        <text:list-item>
          <text:p text:style-name="P28">Le présent contrat règle les modalités de la vente de tomme de vache entre le Gaëc du Marais Champs et les consomm’acteurs membre<text:span text:style-name="T24">s</text:span> de l’AMAP Les GUMES (Cotisation de 5 € à l’Amap « <text:span text:style-name="T1">l</text:span>es GUMES » à jour).</text:p>
        </text:list-item>
        <text:list-item>
          <text:p text:style-name="P26"><text:span text:style-name="Police_20_par_20_défaut"><text:span text:style-name="T12">L'AMAP débute le 22 novembre 2019 pour 1 livraison tous les mois de </text:span></text:span><text:span text:style-name="Police_20_par_20_défaut"><text:span text:style-name="T14">parts</text:span></text:span><text:span text:style-name="Police_20_par_20_défaut"><text:span text:style-name="T12"> de tomme à 6€84, mais il est possible d'intégrer à tout moment. L'engagement se fera alors pour le nombre de livraisons restant.</text:span></text:span></text:p>
        </text:list-item>
        <text:list-item>
          <text:p text:style-name="P28">L’adhésion à ce contrat implique l’adhésion préalable à un contrat Produits Laitiers de la Ferme de Rublé, qui assurera le transport et la distribution des produits.</text:p>
        </text:list-item>
        <text:list-item>
          <text:p text:style-name="P28">Par ce contrat, l'adhérent devient propriétaire des produits qui lui seront livrés.</text:p>
        </text:list-item>
      </text:list>
      <text:p text:style-name="P16"/>
      <text:p text:style-name="P6">Les distributions :</text:p>
      <text:list xml:id="list222361250110878" text:continue-numbering="true" text:style-name="L1">
        <text:list-item>
          <text:p text:style-name="P27"><text:span text:style-name="Police_20_par_20_défaut"><text:span text:style-name="T12">Dates des 10 distributions : 22 novembre, 20 décembre, 17 janvier, 14 février, 13 mars, 10 avril, 07 mai,05 juin,<text:line-break/>11 septembre et 09 octobre 2020.</text:span></text:span></text:p>
        </text:list-item>
        <text:list-item>
          <text:p text:style-name="P26"><text:span text:style-name="Police_20_par_20_défaut"><text:span text:style-name="T12">Lieu : Maison des associations, 6 rue des Becques, St Sébastien sur Loire de 18h30 à</text:span></text:span><text:span text:style-name="Police_20_par_20_défaut"><text:span text:style-name="T20"> </text:span></text:span><text:span text:style-name="Police_20_par_20_défaut"><text:span text:style-name="T21">19h30 (et non 20h00)</text:span></text:span><text:span text:style-name="Police_20_par_20_défaut"><text:span text:style-name="T20">.</text:span></text:span></text:p>
        </text:list-item>
      </text:list>
      <text:p text:style-name="P10"/>
      <text:p text:style-name="P3">Engagements réciproques :</text:p>
      <text:p text:style-name="P9"/>
      <text:p text:style-name="P7"/>
      <text:p text:style-name="P19">Sébastien Pageot, Gaëc du Marais- Champs, Producteur,</text:p>
      <text:list xml:id="list222359600005497" text:continue-numbering="true" text:style-name="L1">
        <text:list-item>
          <text:p text:style-name="P28">s’engagent à fournir tous les mois (via la Ferme de Rublé), aux dates et lieu mentionnés dans ce contrat, des quarts de tomme de vache BIO produits par leurs soins et conformes au tableau ci-dessus.</text:p>
        </text:list-item>
        <text:list-item>
          <text:p text:style-name="P28">s‘engagent à accueillir les adhérents en contrat au moins une fois pendant la saison.</text:p>
        </text:list-item>
        <text:list-item>
          <text:p text:style-name="P28">adhèrent aux principes de la charte des AMAP.</text:p>
        </text:list-item>
      </text:list>
      <text:p text:style-name="P17"/>
      <text:p text:style-name="P19">L’adhérent</text:p>
      <text:list xml:id="list222360738967462" text:continue-numbering="true" text:style-name="L1">
        <text:list-item>
          <text:p text:style-name="P28">s’engage pour la période du contrat à soutenir la Ferme de Rublé par un contrat produits laitiers et le Gaëc de la Ferme du Marais- Champs par un contrat tomme de vache dans sa démarche de ferme Bio en Bio Cohérence.</text:p>
        </text:list-item>
        <text:list-item>
          <text:p text:style-name="P28">reconnaît que les intempéries, les ravageurs et les maladies font partie intégrante de l’agriculture et accepte d’assumer ces risques sachant qu’il recevra la juste part de la récolte de la saison.</text:p>
        </text:list-item>
        <text:list-item>
          <text:p text:style-name="P26"><text:span text:style-name="Police_20_par_20_défaut"><text:span text:style-name="T12">s’engage à récupérer, ou à faire récupérer par une tierce personne, son panier sachant qu’en cas d’oubli ses produits seront partagés entre les permanents du jour sans remboursement ni remplacement.</text:span></text:span></text:p>
        </text:list-item>
        <text:list-item>
          <text:p text:style-name="P26"><draw:frame draw:style-name="fr1" draw:name="Objet3" text:anchor-type="paragraph" svg:x="-0.064cm" svg:y="1.905cm" svg:width="0.041cm" style:rel-width="scale" svg:height="0.187cm" style:rel-height="scale" draw:z-index="0"><draw:object xlink:href="./Object 1" xlink:type="simple" xlink:show="embed" xlink:actuate="onLoad"/><draw:image xlink:href="./ObjectReplacements/Object 1" xlink:type="simple" xlink:show="embed" xlink:actuate="onLoad"/></draw:frame><text:span text:style-name="Police_20_par_20_défaut"><text:span text:style-name="T12">s'engage à remettre, dès la signature du contrat, les chèques pour le montant total de ce contrat.</text:span></text:span></text:p>
        </text:list-item>
      </text:list>
      <text:p text:style-name="P18"/>
      <text:p text:style-name="P4">Le produit :</text:p>
      <text:p text:style-name="P23"><text:span text:style-name="Police_20_par_20_défaut"><text:span text:style-name="T6">Tomme de vache au tarif de 15€</text:span></text:span><text:span text:style-name="Police_20_par_20_défaut"><text:span text:style-name="T10">20</text:span></text:span><text:span text:style-name="Police_20_par_20_défaut"><text:span text:style-name="T6">/Kg, conditionné par </text:span></text:span><text:span text:style-name="Police_20_par_20_défaut"><text:span text:style-name="T8">part d’</text:span></text:span><text:span text:style-name="Police_20_par_20_défaut"><text:span text:style-name="T6">¼ </text:span></text:span><text:span text:style-name="Police_20_par_20_défaut"><text:span text:style-name="T9">de tomme </text:span></text:span><text:span text:style-name="Police_20_par_20_défaut"><text:span text:style-name="T8">(</text:span></text:span><text:span text:style-name="Police_20_par_20_défaut"><text:span text:style-name="T7">environ </text:span></text:span><text:span text:style-name="Police_20_par_20_défaut"><text:span text:style-name="T10">450 </text:span></text:span><text:span text:style-name="Police_20_par_20_défaut"><text:span text:style-name="T7">g</text:span></text:span><text:span text:style-name="Police_20_par_20_défaut"><text:span text:style-name="T8">)</text:span></text:span><text:span text:style-name="Police_20_par_20_défaut"><text:span text:style-name="T6"> </text:span></text:span><text:span text:style-name="Police_20_par_20_défaut"><text:span text:style-name="T18">soit 6€84 la part </text:span></text:span><text:span text:style-name="Police_20_par_20_défaut"><text:span text:style-name="T19">(minimum du contrat)</text:span></text:span><text:span text:style-name="Police_20_par_20_défaut"><text:span text:style-name="T18">.</text:span></text:span></text:p>
      <text:p text:style-name="P22"><text:span text:style-name="Police_20_par_20_défaut"><text:span text:style-name="T6">La Date Limite d'Utilisation (DLU) est d'un mois. </text:span></text:span></text:p>
      <text:p text:style-name="P22"><text:span text:style-name="Police_20_par_20_défaut"><text:span text:style-name="T6">Conservation conseillée : dans le bac à légumes</text:span></text:span></text:p>
      <text:p text:style-name="P13"/>
      <text:p text:style-name="P5">Modalités de paiement : <text:s/><text:span text:style-name="T17"><text:s text:c="22"/></text:span></text:p>
      <text:p text:style-name="P8"><draw:frame draw:style-name="fr2" draw:name="Objet1" text:anchor-type="paragraph" svg:x="2.013cm" svg:y="0.265cm" svg:width="16.84cm" svg:height="2.753cm" draw:z-index="1"><draw:object xlink:href="./Object 2" xlink:type="simple" xlink:show="embed" xlink:actuate="onLoad"/><draw:image xlink:href="./ObjectReplacements/Object 2" xlink:type="simple" xlink:show="embed" xlink:actuate="onLoad"/></draw:frame></text:p>
      <text:p text:style-name="P15"><text:span text:style-name="Police_20_par_20_défaut"><text:span text:style-name="T13">C</text:span></text:span><text:span text:style-name="Police_20_par_20_défaut"><text:span text:style-name="T12">hèques <text:s/>libellés à l’ordre de la Ferme du Marais Champs et remis au coordinateur le jour de la signature du contrat.</text:span></text:span></text:p>
      <text:p text:style-name="P21"/>
      <text:p text:style-name="Corps_20_de_20_texte_20_21"><text:span text:style-name="Police_20_par_20_défaut"><text:span text:style-name="T15">Ce contrat prend effet le …............................... et se termine le 09 octobre 2020 inclus. Il comporte <text:s/></text:span></text:span><text:span text:style-name="Police_20_par_20_défaut"><text:span text:style-name="T16">10 </text:span></text:span><text:span text:style-name="Police_20_par_20_défaut"><text:span text:style-name="T15"><text:s/>livraisons.</text:span></text:span></text:p>
      <text:p text:style-name="P24">Fait à Saint-Sébastien sur Loire, en <text:s text:c="3"/>…... <text:s/>exemplaire(s), le ………………….…</text:p>
      <text:p text:style-name="P25"/>
      <table:table table:name="Tableau1" table:style-name="Tableau1">
        <table:table-column table:style-name="Tableau1.A"/>
        <table:table-column table:style-name="Tableau1.B"/>
        <table:table-row table:style-name="Tableau1.1">
          <table:table-cell table:style-name="Tableau1.A1" office:value-type="string">
            <text:p text:style-name="P14"><text:span text:style-name="Police_20_par_20_défaut"><text:span text:style-name="T5">L'adhérent :</text:span></text:span><text:span text:style-name="Police_20_par_20_défaut"><text:span text:style-name="T2"> <text:s text:c="4"/></text:span></text:span></text:p>
            <text:p text:style-name="P11">Nom :</text:p>
            <text:p text:style-name="P11"/>
            <text:p text:style-name="P11">Adresse :</text:p>
            <text:p text:style-name="P11"/>
            <text:p text:style-name="P11"/>
            <text:p text:style-name="P11">Tél : <text:s text:c="29"/>mail :</text:p>
            <text:p text:style-name="P11"/>
            <text:p text:style-name="P11">Signature :</text:p>
          </table:table-cell>
          <table:table-cell table:style-name="Tableau1.B1" office:value-type="string">
            <text:h text:style-name="P29" text:outline-level="6">L<text:span text:style-name="T11">e</text:span> product<text:span text:style-name="T11">eur</text:span>:</text:h>
            <text:p text:style-name="Standard"><text:span text:style-name="Police_20_par_20_défaut"><text:span text:style-name="T4">Sébastien Pageot - </text:span></text:span><text:span text:style-name="Police_20_par_20_défaut"><text:span text:style-name="T3">Gaëc du Marais Champs</text:span></text:span></text:p>
            <text:p text:style-name="P11">Nombreuil 44580 Bourgneuf en Retz</text:p>
            <text:h text:style-name="P31" text:outline-level="6"><text:span text:style-name="Police_20_par_20_défaut"><text:span text:style-name="T3">Tél : 02 40 21 97 63</text:span></text:span></text:h>
            <text:h text:style-name="P31" text:outline-level="6"><text:span text:style-name="Police_20_par_20_défaut"><text:span text:style-name="T3">Mail : ferme.marais.champs@wanadoo.fr</text:span></text:span></text:h>
            <text:h text:style-name="P32" text:outline-level="6"/>
            <text:h text:style-name="P30" text:outline-level="6">Signature :</text:h>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tru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4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language-asian="ar" style:country-asian="SA" style:font-name-complex="Arial" style:font-family-complex="Arial" style:font-family-generic-complex="swiss" style:font-pitch-complex="variable" fo:hyphenate="false"/>
    </style:style>
    <style:style style:name="Heading" style:family="paragraph" style:parent-style-name="Standard" style:next-style-name="Subtitle" style:class="text">
      <style:paragraph-properties fo:text-align="center" style:justify-single-word="false" fo:hyphenation-ladder-count="no-limit"/>
      <style:text-properties fo:font-size="14pt" fo:font-style="italic" fo:font-weight="bold" style:font-size-asian="14pt" style:font-style-asian="italic" style:font-weight-asian="bold" style:font-size-complex="18pt" style:font-weight-complex="bold" fo:hyphenate="false"/>
    </style:style>
    <style:style style:name="Text_20_body" style:display-name="Text body" style:family="paragraph" style:parent-style-name="Standard" style:class="text">
      <style:paragraph-properties fo:margin-left="0cm" fo:margin-right="-0.139cm" fo:text-align="justify" style:justify-single-word="false" fo:hyphenation-ladder-count="no-limit" fo:text-indent="0cm" style:auto-text-indent="false">
        <style:tab-stops>
          <style:tab-stop style:position="8.636cm" style:type="center"/>
          <style:tab-stop style:position="16.637cm" style:type="right"/>
        </style:tab-stops>
      </style:paragraph-properties>
      <style:text-properties style:font-size-complex="11pt" fo:hyphenate="false"/>
    </style:style>
    <style:style style:name="Heading_20_1" style:display-name="Heading 1" style:family="paragraph" style:parent-style-name="Standard" style:next-style-name="Text_20_body" style:default-outline-level="1" style:class="text">
      <style:paragraph-properties fo:hyphenation-ladder-count="no-limit" fo:keep-with-next="always"/>
      <style:text-properties fo:font-size="12pt" fo:font-weight="bold" style:font-size-asian="12pt" style:font-weight-asian="bold" fo:hyphenate="false"/>
    </style:style>
    <style:style style:name="Heading_20_2" style:display-name="Heading 2" style:family="paragraph" style:parent-style-name="Standard" style:next-style-name="Text_20_body" style:default-outline-level="2" style:class="text">
      <style:paragraph-properties fo:text-align="justify" style:justify-single-word="false" fo:hyphenation-ladder-count="no-limit" fo:keep-with-next="always"/>
      <style:text-properties fo:font-style="italic" style:font-style-asian="italic" style:font-style-complex="italic" fo:hyphenate="false"/>
    </style:style>
    <style:style style:name="Heading_20_3" style:display-name="Heading 3" style:family="paragraph" style:parent-style-name="Standard" style:next-style-name="Text_20_body" style:default-outline-level="3" style:class="text">
      <style:paragraph-properties fo:text-align="justify" style:justify-single-word="false" fo:hyphenation-ladder-count="no-limit" fo:keep-with-next="always"/>
      <style:text-properties fo:font-weight="bold" style:font-weight-asian="bold" fo:hyphenate="false"/>
    </style:style>
    <style:style style:name="Heading_20_4" style:display-name="Heading 4" style:family="paragraph" style:parent-style-name="Standard" style:next-style-name="Text_20_body" style:default-outline-level="4" style:class="text">
      <style:paragraph-properties fo:hyphenation-ladder-count="no-limit" fo:keep-with-next="always"/>
      <style:text-properties style:text-underline-style="solid" style:text-underline-width="auto" style:text-underline-color="font-color" style:text-underline-mode="continuous" style:text-overline-mode="continuous" style:text-line-through-mode="continuous" fo:hyphenate="false"/>
    </style:style>
    <style:style style:name="Heading_20_5" style:display-name="Heading 5" style:family="paragraph" style:parent-style-name="Standard" style:next-style-name="Text_20_body" style:default-outline-level="5" style:class="text">
      <style:paragraph-properties fo:margin-left="0cm" fo:margin-right="-0.139cm" fo:line-height="0.529cm" fo:text-align="center" style:justify-single-word="false" fo:hyphenation-ladder-count="no-limit" fo:text-indent="0cm" style:auto-text-indent="false" fo:keep-with-next="always">
        <style:tab-stops>
          <style:tab-stop style:position="2.223cm"/>
        </style:tab-stops>
      </style:paragraph-properties>
      <style:text-properties fo:font-style="italic" style:font-style-asian="italic" fo:hyphenate="false"/>
    </style:style>
    <style:style style:name="Heading_20_6" style:display-name="Heading 6" style:family="paragraph" style:parent-style-name="Standard" style:next-style-name="Text_20_body" style:default-outline-level="6" style:class="text">
      <style:paragraph-properties fo:text-align="center" style:justify-single-word="false" fo:hyphenation-ladder-count="no-limit" fo:keep-with-next="always"/>
      <style:text-properties fo:font-style="italic" style:font-style-asian="italic" fo:hyphenate="false"/>
    </style:style>
    <style:style style:name="Normal" style:family="paragraph">
      <style:paragraph-properties fo:hyphenation-ladder-count="no-limit"/>
      <style:text-properties fo:hyphenate="false"/>
    </style:style>
    <style:style style:name="List" style:family="paragraph" style:class="list">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itre2" style:family="paragraph" style:parent-style-name="Standard">
      <style:paragraph-properties fo:margin-top="0.423cm" fo:margin-bottom="0.212cm" loext:contextual-spacing="false" fo:hyphenation-ladder-count="no-limit" fo:keep-with-next="always"/>
      <style:text-properties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style:style>
    <style:style style:name="Légende2"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Répertoire" style:family="paragraph" style:parent-style-name="Standard">
      <style:paragraph-properties fo:hyphenation-ladder-count="no-limit" text:number-lines="false" text:line-number="0"/>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style:style>
    <style:style style:name="Titre1" style:family="paragraph" style:parent-style-name="Standard">
      <style:paragraph-properties fo:margin-top="0.423cm" fo:margin-bottom="0.212cm" loext:contextual-spacing="false" fo:hyphenation-ladder-count="no-limit" fo:keep-with-next="always"/>
      <style:text-properties style:font-name="Helvetica" fo:font-family="Helvetica"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Légende1" style:family="paragraph" style:parent-style-name="Standard">
      <style:paragraph-properties fo:margin-top="0.212cm" fo:margin-bottom="0.212cm" loext:contextual-spacing="false" fo:hyphenation-ladder-count="no-limit" text:number-lines="false" text:line-number="0"/>
      <style:text-properties style:font-name="Times" fo:font-family="Times" style:font-family-generic="roman" style:font-pitch="variable" fo:font-size="12pt" fo:font-style="italic" style:font-name-asian="Times" style:font-family-asian="Times" style:font-family-generic-asian="roman" style:font-pitch-asian="variable" style:font-size-asian="12pt" style:font-style-asian="italic" style:font-name-complex="Times" style:font-family-complex="Times" style:font-family-generic-complex="roman" style:font-pitch-complex="variable" style:font-size-complex="12pt" style:font-style-complex="italic" fo:hyphenate="false"/>
    </style:style>
    <style:style style:name="Corps_20_de_20_texte_20_31" style:display-name="Corps de texte 31" style:family="paragraph" style:parent-style-name="Standard">
      <style:paragraph-properties fo:text-align="justify" style:justify-single-word="false"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class="extra">
      <style:paragraph-properties fo:text-align="center" style:justify-single-word="false" fo:hyphenation-ladder-count="no-limit" text:number-lines="false" text:line-number="0"/>
      <style:text-properties fo:font-weight="bold" style:font-weight-asian="bold"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Corps_20_de_20_texte_20_21" style:display-name="Corps de texte 21" style:family="paragraph" style:parent-style-name="Standard">
      <style:paragraph-properties fo:hyphenation-ladder-count="no-limit"/>
      <style:text-properties fo:font-size="10pt" style:font-size-asian="10pt" fo:hyphenate="false"/>
    </style:style>
    <style:style style:name="Subtitle" style:family="paragraph" style:next-style-name="Text_20_body" style:class="chapter">
      <style:paragraph-properties fo:text-align="center" style:justify-single-word="false" fo:hyphenation-ladder-count="no-limit"/>
      <style:text-properties fo:font-size="14pt" fo:font-style="italic" style:font-size-asian="14pt" style:font-style-asian="italic" style:font-size-complex="14pt" style:font-style-complex="italic"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Default" style:family="paragraph">
      <style:paragraph-properties fo:orphans="2" fo:widows="2" fo:hyphenation-ladder-count="no-limit"/>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Police_20_par_20_défaut" style:display-name="Police par défaut" style:family="text"/>
    <style:style style:name="WW8Num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font-size-complex="10pt"/>
    </style:style>
    <style:style style:name="Absatz-Standardschriftart" style:family="text"/>
    <style:style style:name="WW-Absatz-Standardschriftart"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font-size-complex="10pt"/>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olice_20_par_20_défaut2" style:display-name="Police par défaut2" style:family="text"/>
    <style:style style:name="WW-Absatz-Standardschriftart1" style:family="text"/>
    <style:style style:name="Police_20_par_20_défaut1" style:display-name="Police par défaut1" style:family="tex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font-size="10pt" style:font-size-asian="10pt" style:font-size-complex="10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fo:font-size="10pt" style:font-size-asian="10pt" style:font-size-complex="10pt"/>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8.001cm" style:type="center"/>
          <style:tab-stop style:position="17.992cm" style:type="right"/>
        </style:tab-stops>
      </style:paragraph-properties>
      <style:text-properties fo:font-size="9pt" style:font-size-asian="9pt" style:font-size-complex="9pt"/>
    </style:style>
    <style:style style:name="MP2" style:family="paragraph" style:parent-style-name="Footer">
      <style:text-properties style:font-name="Verdana" fo:font-size="8pt" style:font-size-asian="8pt" style:font-size-complex="8pt"/>
    </style:style>
    <style:style style:name="MT1" style:family="text">
      <style:text-properties officeooo:rsid="001b4839"/>
    </style:style>
    <style:page-layout style:name="Mpm1">
      <style:page-layout-properties fo:page-width="21.001cm" fo:page-height="29.7cm" style:num-format="1" style:print-orientation="portrait" fo:margin-top="1.499cm" fo:margin-bottom="1cm" fo:margin-left="1.376cm" fo:margin-right="0.45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9cm" fo:margin-left="0cm" fo:margin-right="0cm" fo:margin-bottom="0.499cm" fo:background-color="transparent" style:dynamic-spacing="false" draw:fill="none" draw:fill-color="#5b9bd5"/>
      </style:header-style>
      <style:footer-style/>
    </style:page-layout>
    <style:page-layout style:name="Mpm2">
      <style:page-layout-properties fo:page-width="21.001cm" fo:page-height="29.7cm" style:num-format="1" style:print-orientation="portrait" fo:margin-top="1.27cm" fo:margin-bottom="1.27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5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ssociation AMAP <text:span text:style-name="MT1">l</text:span>es GUMES <text:tab/><text:tab/><text:span text:style-name="MT1">mis à jour le </text:span><text:span text:style-name="MT1"><text:date style:data-style-name="N37" text:date-value="2019-09-12T11:42:18.296999805" text:fixed="true">12/09/19</text:date></text:span></text:p>
      </style:header>
    </style:master-page>
    <style:master-page style:name="MP0" style:page-layout-name="Mpm2">
      <style:footer>
        <text:p text:style-name="MP2">Amap LesGUMES de Saint Sébastien sur Loire<text:tab/> <text:tab/>Modifié le 26/08/2019</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_64 LibreOffice_project/1ec314fa52f458adc18c4f025c545a4e8b22c159</meta:generator>
    <dc:title>Contrat  AMAP produits laitiers</dc:title>
    <meta:initial-creator>nohe</meta:initial-creator>
    <meta:creation-date>2018-08-20T13:44:00Z</meta:creation-date>
    <dc:date>2019-09-12T22:23:59.301000000</dc:date>
    <meta:print-date>2019-08-31T08:19:53.37</meta:print-date>
    <meta:editing-cycles>23</meta:editing-cycles>
    <meta:editing-duration>PT1H12M38S</meta:editing-duration>
    <dc:creator>Sophie </dc:creator>
    <meta:document-statistic meta:table-count="1" meta:image-count="0" meta:object-count="2" meta:page-count="1" meta:paragraph-count="40" meta:word-count="527" meta:character-count="3078" meta:non-whitespace-character-count="2534"/>
    <meta:template xlink:type="simple" xlink:actuate="onRequest" xlink:title="" xlink:href="../../../../../../Utilisateur/Downloads/Amap%20Tomme%20mars%202018/Contrat%202%20AMAP%20Tomme%202018-2019%20-%20Champs%20du%20Marais-1.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26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7" table:default-cell-style-name="Default"/>
        <table:table-column table:style-name="co2" table:default-cell-style-name="Default"/>
        <table:table-row table:style-name="ro1">
          <table:table-cell table:number-columns-repeated="8"/>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1">21/08/2016</text:date>, <text:time>14:0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Object 1/content.xml><?xml version="1.0" encoding="utf-8"?>
<math xmlns="http://www.w3.org/1998/Math/MathML" display="block"/>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3.53mm"/>
    </style:style>
    <style:style style:name="co2" style:family="table-column">
      <style:table-column-properties fo:break-before="auto" style:column-width="19.86mm"/>
    </style:style>
    <style:style style:name="co3" style:family="table-column">
      <style:table-column-properties fo:break-before="auto" style:column-width="4.04mm"/>
    </style:style>
    <style:style style:name="co4" style:family="table-column">
      <style:table-column-properties fo:break-before="auto" style:column-width="15.63mm"/>
    </style:style>
    <style:style style:name="co5" style:family="table-column">
      <style:table-column-properties fo:break-before="auto" style:column-width="4.62mm"/>
    </style:style>
    <style:style style:name="co6" style:family="table-column">
      <style:table-column-properties fo:break-before="auto" style:column-width="17.36mm"/>
    </style:style>
    <style:style style:name="co7" style:family="table-column">
      <style:table-column-properties fo:break-before="auto" style:column-width="5.4mm"/>
    </style:style>
    <style:style style:name="co8" style:family="table-column">
      <style:table-column-properties fo:break-before="auto" style:column-width="18.33mm"/>
    </style:style>
    <style:style style:name="co9" style:family="table-column">
      <style:table-column-properties fo:break-before="auto" style:column-width="59.62mm"/>
    </style:style>
    <style:style style:name="co10"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9.45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shrink-to-fit="true" style:vertical-align="justify"/>
      <style:paragraph-properties fo:text-align="center" fo:margin-left="0mm"/>
      <style:text-properties fo:color="#c9211e"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wrap-option="wrap" fo:border="0.06pt solid #000000" style:shrink-to-fit="true" style:vertical-align="justify"/>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fo:wrap-option="wrap" fo:border="0.06pt solid #000000" style:shrink-to-fit="true" style:vertical-align="justify"/>
      <style:paragraph-properties fo:text-align="center" fo:margin-left="0mm"/>
    </style:style>
    <style:style style:name="ce6" style:family="table-cell" style:parent-style-name="Default">
      <style:table-cell-properties style:text-align-source="fix" style:repeat-content="false" fo:border="0.06pt solid #000000"/>
      <style:paragraph-properties fo:text-align="center" fo:margin-left="0mm"/>
    </style:style>
    <style:style style:name="ce7" style:family="table-cell" style:parent-style-name="Default" style:data-style-name="N0">
      <style:table-cell-properties style:text-align-source="fix" style:repeat-content="false" fo:border="0.06pt solid #000000"/>
      <style:paragraph-properties fo:text-align="center" fo:margin-left="0mm"/>
    </style:style>
    <style:style style:name="ce8" style:family="table-cell" style:parent-style-name="Default" style:data-style-name="N108">
      <style:table-cell-properties style:text-align-source="fix" style:repeat-content="false" fo:border="0.06pt solid #000000"/>
      <style:paragraph-properties fo:text-align="center" fo:margin-left="0mm"/>
    </style:style>
    <style:style style:name="ce9" style:family="table-cell" style:parent-style-name="Default">
      <style:table-cell-properties style:text-align-source="fix" style:repeat-content="false" fo:border="0.06pt solid #000000"/>
      <style:paragraph-properties fo:text-align="start" fo:margin-left="0mm"/>
    </style:style>
    <style:style style:name="gr1" style:family="graphic">
      <style:graphic-properties draw:stroke="none" draw:fill="none" draw:textarea-horizontal-align="center" draw:textarea-vertical-align="middle" draw:ole-draw-aspect="1" style:protect="size"/>
    </style:style>
    <style:style style:name="gr2" style:family="graphic">
      <style:graphic-properties draw:fill-color="#dddddd" draw:textarea-horizontal-align="justify" draw:textarea-vertical-align="middle" draw:auto-grow-height="false" fo:min-height="2.75mm" fo:min-width="2.75mm"/>
    </style:style>
    <style:style style:name="P1" style:family="paragraph">
      <loext:graphic-properties draw:fill="none"/>
      <style:paragraph-properties fo:text-align="center"/>
    </style:style>
    <style:style style:name="P2" style:family="paragraph">
      <loext:graphic-properties draw:fill-color="#dddddd"/>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shapes>
          <draw:frame draw:z-index="0" draw:style-name="gr1" draw:text-style-name="P1" svg:width="2mm" svg:height="4.7mm" svg:x="133.49mm" svg:y="9.03mm">
            <draw:object xlink:href="./Object 1" xlink:type="simple" xlink:show="embed" xlink:actuate="onLoad">
              <loext:p/>
            </draw:object>
            <draw:image xlink:href="./ObjectReplacements/Object 1" xlink:type="simple" xlink:show="embed" xlink:actuate="onLoad"/>
          </draw:frame>
          <draw:g draw:z-index="1">
            <draw:custom-shape draw:style-name="gr2" draw:text-style-name="P2" svg:width="2.75mm" svg:height="2.75mm" svg:x="112.85mm" svg:y="14.21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12.85mm" svg:y="19.08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43.62mm" svg:y="19.08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12.85mm" svg:y="23.6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43.62mm" svg:y="23.6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12.85mm" svg:y="28.11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43.62mm" svg:y="28.11mm">
              <text:p/>
              <draw:enhanced-geometry svg:viewBox="0 0 21600 21600" draw:mirror-horizontal="false" draw:mirror-vertical="false" draw:type="rectangle" draw:enhanced-path="M 0 0 L 21600 0 21600 21600 0 21600 0 0 Z N"/>
            </draw:custom-shape>
          </draw:g>
          <draw:g draw:z-index="2">
            <draw:custom-shape draw:style-name="gr2" draw:text-style-name="P2" svg:width="2.75mm" svg:height="2.75mm" svg:x="9.49mm" svg:y="14.54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9.49mm" svg:y="19.41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9.49mm" svg:y="23.93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9.49mm" svg:y="28.44mm">
              <text:p/>
              <draw:enhanced-geometry svg:viewBox="0 0 21600 21600" draw:mirror-horizontal="false" draw:mirror-vertical="false" draw:type="rectangle" draw:enhanced-path="M 0 0 L 21600 0 21600 21600 0 21600 0 0 Z N"/>
            </draw:custom-shape>
          </draw:g>
        </table:shapes>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7"/>
        <table:table-column table:style-name="co8" table:default-cell-style-name="ce8"/>
        <table:table-column table:style-name="co9" table:default-cell-style-name="ce2"/>
        <table:table-row table:style-name="ro1">
          <table:table-cell table:style-name="Default" table:number-columns-repeated="9"/>
        </table:table-row>
        <table:table-row table:style-name="ro2">
          <table:table-cell table:style-name="ce1" office:value-type="string" calcext:value-type="string">
            <text:p>Choisissez votre contrat</text:p>
          </table:table-cell>
          <table:table-cell table:style-name="ce3" office:value-type="string" calcext:value-type="string">
            <text:p>Nb de part par mois</text:p>
          </table:table-cell>
          <table:table-cell table:style-name="ce5"/>
          <table:table-cell table:style-name="ce5" office:value-type="string" calcext:value-type="string">
            <text:p>Montant par mois</text:p>
          </table:table-cell>
          <table:table-cell table:style-name="ce5"/>
          <table:table-cell table:style-name="ce5" office:value-type="string" calcext:value-type="string">
            <text:p>Nb mois du contrat</text:p>
          </table:table-cell>
          <table:table-cell table:style-name="ce5"/>
          <table:table-cell table:style-name="ce5" office:value-type="string" calcext:value-type="string">
            <text:p>Montant du contrat</text:p>
          </table:table-cell>
          <table:table-cell table:style-name="ce1" office:value-type="string" calcext:value-type="string">
            <text:p>Cochez le nombre de chèque de règlement de votre contrat</text:p>
          </table:table-cell>
        </table:table-row>
        <table:table-row table:style-name="ro3">
          <table:table-cell/>
          <table:table-cell office:value-type="float" office:value="1" calcext:value-type="float">
            <text:p>1</text:p>
          </table:table-cell>
          <table:table-cell office:value-type="string" calcext:value-type="string">
            <text:p>x</text:p>
          </table:table-cell>
          <table:table-cell office:value-type="float" office:value="6.84" calcext:value-type="float">
            <text:p>6,84</text:p>
          </table:table-cell>
          <table:table-cell office:value-type="string" calcext:value-type="string">
            <text:p>x</text:p>
          </table:table-cell>
          <table:table-cell office:value-type="float" office:value="10" calcext:value-type="float">
            <text:p>10</text:p>
          </table:table-cell>
          <table:table-cell office:value-type="string" calcext:value-type="string">
            <text:p>=</text:p>
          </table:table-cell>
          <table:table-cell table:formula="of:=[.D3]*[.F3]" office:value-type="currency" office:currency="EUR" office:value="68.4" calcext:value-type="currency">
            <text:p>68,40 €</text:p>
          </table:table-cell>
          <table:table-cell table:style-name="ce9" office:value-type="string" calcext:value-type="string">
            <text:p><text:span text:style-name="T1">       1 de 68,40</text:span>€</text:p>
          </table:table-cell>
        </table:table-row>
        <table:table-row table:style-name="ro3">
          <table:table-cell/>
          <table:table-cell office:value-type="float" office:value="2" calcext:value-type="float">
            <text:p>2</text:p>
          </table:table-cell>
          <table:table-cell office:value-type="string" calcext:value-type="string">
            <text:p>x</text:p>
          </table:table-cell>
          <table:table-cell office:value-type="float" office:value="13.68" calcext:value-type="float">
            <text:p>13,68</text:p>
          </table:table-cell>
          <table:table-cell office:value-type="string" calcext:value-type="string">
            <text:p>x</text:p>
          </table:table-cell>
          <table:table-cell office:value-type="float" office:value="10" calcext:value-type="float">
            <text:p>10</text:p>
          </table:table-cell>
          <table:table-cell office:value-type="string" calcext:value-type="string">
            <text:p>=</text:p>
          </table:table-cell>
          <table:table-cell table:formula="of:=[.D4]*[.F4]" office:value-type="currency" office:currency="EUR" office:value="136.8" calcext:value-type="currency">
            <text:p>136,80 €</text:p>
          </table:table-cell>
          <table:table-cell office:value-type="string" calcext:value-type="string">
            <text:p><text:s text:c="7"/>1 de 136,80€ ou <text:s text:c="5"/>2 de 68,40€</text:p>
          </table:table-cell>
        </table:table-row>
        <table:table-row table:style-name="ro3">
          <table:table-cell/>
          <table:table-cell office:value-type="float" office:value="3" calcext:value-type="float">
            <text:p>3</text:p>
          </table:table-cell>
          <table:table-cell office:value-type="string" calcext:value-type="string">
            <text:p>x</text:p>
          </table:table-cell>
          <table:table-cell office:value-type="float" office:value="20.52" calcext:value-type="float">
            <text:p>20,52</text:p>
          </table:table-cell>
          <table:table-cell office:value-type="string" calcext:value-type="string">
            <text:p>x</text:p>
          </table:table-cell>
          <table:table-cell office:value-type="float" office:value="10" calcext:value-type="float">
            <text:p>10</text:p>
          </table:table-cell>
          <table:table-cell office:value-type="string" calcext:value-type="string">
            <text:p>=</text:p>
          </table:table-cell>
          <table:table-cell table:formula="of:=[.D5]*[.F5]" office:value-type="currency" office:currency="EUR" office:value="205.2" calcext:value-type="currency">
            <text:p>205,20 €</text:p>
          </table:table-cell>
          <table:table-cell office:value-type="string" calcext:value-type="string">
            <text:p><text:s text:c="7"/>1 de 205,20€ ou <text:s text:c="5"/>3 de 68,40€</text:p>
          </table:table-cell>
        </table:table-row>
        <table:table-row table:style-name="ro3">
          <table:table-cell/>
          <table:table-cell office:value-type="float" office:value="4" calcext:value-type="float">
            <text:p>4</text:p>
          </table:table-cell>
          <table:table-cell office:value-type="string" calcext:value-type="string">
            <text:p>x</text:p>
          </table:table-cell>
          <table:table-cell office:value-type="float" office:value="27.36" calcext:value-type="float">
            <text:p>27,36</text:p>
          </table:table-cell>
          <table:table-cell office:value-type="string" calcext:value-type="string">
            <text:p>x</text:p>
          </table:table-cell>
          <table:table-cell office:value-type="float" office:value="10" calcext:value-type="float">
            <text:p>10</text:p>
          </table:table-cell>
          <table:table-cell office:value-type="string" calcext:value-type="string">
            <text:p>=</text:p>
          </table:table-cell>
          <table:table-cell table:formula="of:=[.D6]*[.F6]" office:value-type="currency" office:currency="EUR" office:value="273.6" calcext:value-type="currency">
            <text:p>273,60 €</text:p>
          </table:table-cell>
          <table:table-cell office:value-type="string" calcext:value-type="string">
            <text:p><text:s text:c="7"/>1 de 273,62€ ou <text:s text:c="5"/>4 de 68,4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2">00/00/0000</text:date>, <text:time style:data-style-name="N2" text:time-value="22:22:17.62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